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99d" officeooo:paragraph-rsid="000219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94;140</text:p>
      <text:p text:style-name="P1">1251;140</text:p>
      <text:p text:style-name="P1">1408;141</text:p>
      <text:p text:style-name="P1">1564;140</text:p>
      <text:p text:style-name="P1">1721;140</text:p>
      <text:p text:style-name="P1">1878;140</text:p>
      <text:p text:style-name="P1">2033;140</text:p>
      <text:p text:style-name="P1">2190;140</text:p>
      <text:p text:style-name="P1">2347;141</text:p>
      <text:p text:style-name="P1">2503;141</text:p>
      <text:p text:style-name="P1">2660;141</text:p>
      <text:p text:style-name="P1">2817;140</text:p>
      <text:p text:style-name="P1">2973;140</text:p>
      <text:p text:style-name="P1">3130;140</text:p>
      <text:p text:style-name="P1">3286;140</text:p>
      <text:p text:style-name="P1">3442;141</text:p>
      <text:p text:style-name="P1">3599;140</text:p>
      <text:p text:style-name="P1">3756;141</text:p>
      <text:p text:style-name="P1">3906;140</text:p>
      <text:p text:style-name="P1">4041;147</text:p>
      <text:p text:style-name="P1">4176;10</text:p>
      <text:p text:style-name="P1">4295;10</text:p>
      <text:p text:style-name="P1">4413;11</text:p>
      <text:p text:style-name="P1">4533;11</text:p>
      <text:p text:style-name="P1">4652;10</text:p>
      <text:p text:style-name="P1">4770;9</text:p>
      <text:p text:style-name="P1">4889;-1</text:p>
      <text:p text:style-name="P1">5090;7</text:p>
      <text:p text:style-name="P1">5225;7</text:p>
      <text:p text:style-name="P1">5343;7</text:p>
      <text:p text:style-name="P1">5460;7</text:p>
      <text:p text:style-name="P1">5578;6</text:p>
      <text:p text:style-name="P1">5695;8</text:p>
      <text:p text:style-name="P1">5813;140</text:p>
      <text:p text:style-name="P1">5969;140</text:p>
      <text:p text:style-name="P1">6126;140</text:p>
      <text:p text:style-name="P1">6283;140</text:p>
      <text:p text:style-name="P1">6439;140</text:p>
      <text:p text:style-name="P1">6595;140</text:p>
      <text:p text:style-name="P1">6752;140</text:p>
      <text:p text:style-name="P1">6908;140</text:p>
      <text:p text:style-name="P1">7065;140</text:p>
      <text:p text:style-name="P1">7222;141</text:p>
      <text:p text:style-name="P1">7378;140</text:p>
      <text:p text:style-name="P1">7535;140</text:p>
      <text:p text:style-name="P1">7691;140</text:p>
      <text:p text:style-name="P1">7847;141</text:p>
      <text:p text:style-name="P1">8004;141</text:p>
      <text:p text:style-name="P1">8161;141</text:p>
      <text:p text:style-name="P1">8317;141</text:p>
      <text:p text:style-name="P1">8474;141</text:p>
      <text:p text:style-name="P1">8630;140</text:p>
      <text:p text:style-name="P1"><text:soft-page-break/>8786;141</text:p>
      <text:p text:style-name="P1">8943;140</text:p>
      <text:p text:style-name="P1">9100;140</text:p>
      <text:p text:style-name="P1">9256;141</text:p>
      <text:p text:style-name="P1">9413;141</text:p>
      <text:p text:style-name="P1">9570;141</text:p>
      <text:p text:style-name="P1">9726;140</text:p>
      <text:p text:style-name="P1">9883;140</text:p>
      <text:p text:style-name="P1">10039;140</text:p>
      <text:p text:style-name="P1">10195;139</text:p>
      <text:p text:style-name="P1">10352;138</text:p>
      <text:p text:style-name="P1">10508;138</text:p>
      <text:p text:style-name="P1">10664;136</text:p>
      <text:p text:style-name="P1">10819;135</text:p>
      <text:p text:style-name="P1">10975;133</text:p>
      <text:p text:style-name="P1">11128;132</text:p>
      <text:p text:style-name="P1">11283;132</text:p>
      <text:p text:style-name="P1">11438;130</text:p>
      <text:p text:style-name="P1">11591;130</text:p>
      <text:p text:style-name="P1">11744;128</text:p>
      <text:p text:style-name="P1">11897;127</text:p>
      <text:p text:style-name="P1">12049;126</text:p>
      <text:p text:style-name="P1">12201;125</text:p>
      <text:p text:style-name="P1">12353;123</text:p>
      <text:p text:style-name="P1">12506;122</text:p>
      <text:p text:style-name="P1">12656;121</text:p>
      <text:p text:style-name="P1">12808;121</text:p>
      <text:p text:style-name="P1">12958;120</text:p>
      <text:p text:style-name="P1">13109;119</text:p>
      <text:p text:style-name="P1">13260;118</text:p>
      <text:p text:style-name="P1">13410;119</text:p>
      <text:p text:style-name="P1">13560;117</text:p>
      <text:p text:style-name="P1">13710;117</text:p>
      <text:p text:style-name="P1">13859;116</text:p>
      <text:p text:style-name="P1">14010;116</text:p>
      <text:p text:style-name="P1">14159;116</text:p>
      <text:p text:style-name="P1">14309;117</text:p>
      <text:p text:style-name="P1">14458;116</text:p>
      <text:p text:style-name="P1">14608;116</text:p>
      <text:p text:style-name="P1">14757;116</text:p>
      <text:p text:style-name="P1">14907;116</text:p>
      <text:p text:style-name="P1">15056;115</text:p>
      <text:p text:style-name="P1">15206;115</text:p>
      <text:p text:style-name="P1">15355;114</text:p>
      <text:p text:style-name="P1">15504;113</text:p>
      <text:p text:style-name="P1">15653;112</text:p>
      <text:p text:style-name="P1">15802;112</text:p>
      <text:p text:style-name="P1">15949;112</text:p>
      <text:p text:style-name="P1">16098;111</text:p>
      <text:p text:style-name="P1">16246;111</text:p>
      <text:p text:style-name="P1">16395;111</text:p>
      <text:p text:style-name="P1">16542;111</text:p>
      <text:p text:style-name="P1"><text:soft-page-break/>16691;109</text:p>
      <text:p text:style-name="P1">16838;110</text:p>
      <text:p text:style-name="P1">16986;109</text:p>
      <text:p text:style-name="P1">17133;109</text:p>
      <text:p text:style-name="P1">17281;108</text:p>
      <text:p text:style-name="P1">17428;107</text:p>
      <text:p text:style-name="P1">17574;107</text:p>
      <text:p text:style-name="P1">17721;107</text:p>
      <text:p text:style-name="P1">17868;106</text:p>
      <text:p text:style-name="P1">18015;103</text:p>
      <text:p text:style-name="P1">18160;101</text:p>
      <text:p text:style-name="P1">18306;101</text:p>
      <text:p text:style-name="P1">18451;100</text:p>
      <text:p text:style-name="P1">18596;100</text:p>
      <text:p text:style-name="P1">18741;99</text:p>
      <text:p text:style-name="P1">18885;99</text:p>
      <text:p text:style-name="P1">19031;99</text:p>
      <text:p text:style-name="P1">19175;99</text:p>
      <text:p text:style-name="P1">19319;99</text:p>
      <text:p text:style-name="P1">19464;99</text:p>
      <text:p text:style-name="P1">19609;98</text:p>
      <text:p text:style-name="P1">19752;97</text:p>
      <text:p text:style-name="P1">19897;98</text:p>
      <text:p text:style-name="P1">20041;97</text:p>
      <text:p text:style-name="P1">20186;98</text:p>
      <text:p text:style-name="P1">20329;97</text:p>
      <text:p text:style-name="P1">20473;96</text:p>
      <text:p text:style-name="P1">20617;97</text:p>
      <text:p text:style-name="P1">20761;96</text:p>
      <text:p text:style-name="P1">20904;96</text:p>
      <text:p text:style-name="P1">21049;96</text:p>
      <text:p text:style-name="P1">21192;96</text:p>
      <text:p text:style-name="P1">21336;96</text:p>
      <text:p text:style-name="P1">21479;96</text:p>
      <text:p text:style-name="P1">21622;96</text:p>
      <text:p text:style-name="P1">21767;96</text:p>
      <text:p text:style-name="P1">21910;94</text:p>
      <text:p text:style-name="P1">22053;95</text:p>
      <text:p text:style-name="P1">22197;94</text:p>
      <text:p text:style-name="P1">22340;95</text:p>
      <text:p text:style-name="P1">22482;96</text:p>
      <text:p text:style-name="P1">22627;94</text:p>
      <text:p text:style-name="P1">22769;94</text:p>
      <text:p text:style-name="P1">22913;94</text:p>
      <text:p text:style-name="P1">23056;95</text:p>
      <text:p text:style-name="P1">23199;93</text:p>
      <text:p text:style-name="P1">23342;93</text:p>
      <text:p text:style-name="P1">23484;93</text:p>
      <text:p text:style-name="P1">23627;91</text:p>
      <text:p text:style-name="P1">23770;92</text:p>
      <text:p text:style-name="P1">23912;90</text:p>
      <text:p text:style-name="P1">24054;90</text:p>
      <text:p text:style-name="P1"><text:soft-page-break/>24197;90</text:p>
      <text:p text:style-name="P1">24338;89</text:p>
      <text:p text:style-name="P1">24479;89</text:p>
      <text:p text:style-name="P1">24622;89</text:p>
      <text:p text:style-name="P1">24763;89</text:p>
      <text:p text:style-name="P1">24904;88</text:p>
      <text:p text:style-name="P1">25046;88</text:p>
      <text:p text:style-name="P1">25187;87</text:p>
      <text:p text:style-name="P1">25328;86</text:p>
      <text:p text:style-name="P1">25468;86</text:p>
      <text:p text:style-name="P1">25610;86</text:p>
      <text:p text:style-name="P1">25750;86</text:p>
      <text:p text:style-name="P1">25890;85</text:p>
      <text:p text:style-name="P1">26032;86</text:p>
      <text:p text:style-name="P1">26172;85</text:p>
      <text:p text:style-name="P1">26313;84</text:p>
      <text:p text:style-name="P1">26454;85</text:p>
      <text:p text:style-name="P1">26594;84</text:p>
      <text:p text:style-name="P1">26734;84</text:p>
      <text:p text:style-name="P1">26874;83</text:p>
      <text:p text:style-name="P1">27015;83</text:p>
      <text:p text:style-name="P1">27154;83</text:p>
      <text:p text:style-name="P1">27294;83</text:p>
      <text:p text:style-name="P1">27435;83</text:p>
      <text:p text:style-name="P1">27574;82</text:p>
      <text:p text:style-name="P1">27714;82</text:p>
      <text:p text:style-name="P1">27853;82</text:p>
      <text:p text:style-name="P1">27993;81</text:p>
      <text:p text:style-name="P1">28132;81</text:p>
      <text:p text:style-name="P1">28271;80</text:p>
      <text:p text:style-name="P1">28410;80</text:p>
      <text:p text:style-name="P1">28550;79</text:p>
      <text:p text:style-name="P1">28689;79</text:p>
      <text:p text:style-name="P1">28827;78</text:p>
      <text:p text:style-name="P1">28965;78</text:p>
      <text:p text:style-name="P1">29105;78</text:p>
      <text:p text:style-name="P1">29243;78</text:p>
      <text:p text:style-name="P1">29382;78</text:p>
      <text:p text:style-name="P1">29520;78</text:p>
      <text:p text:style-name="P1">29659;77</text:p>
      <text:p text:style-name="P1">29797;76</text:p>
      <text:p text:style-name="P1">29934;76</text:p>
      <text:p text:style-name="P1">30072;75</text:p>
      <text:p text:style-name="P1">30211;76</text:p>
      <text:p text:style-name="P1">30348;74</text:p>
      <text:p text:style-name="P1">30485;74</text:p>
      <text:p text:style-name="P1">30622;74</text:p>
      <text:p text:style-name="P1">30759;73</text:p>
      <text:p text:style-name="P1">30897;73</text:p>
      <text:p text:style-name="P1">31034;72</text:p>
      <text:p text:style-name="P1">31170;71</text:p>
      <text:p text:style-name="P1">31307;71</text:p>
      <text:p text:style-name="P1"><text:soft-page-break/>31443;71</text:p>
      <text:p text:style-name="P1">31580;70</text:p>
      <text:p text:style-name="P1">31716;69</text:p>
      <text:p text:style-name="P1">31852;69</text:p>
      <text:p text:style-name="P1">31987;69</text:p>
      <text:p text:style-name="P1">32123;68</text:p>
      <text:p text:style-name="P1">32259;68</text:p>
      <text:p text:style-name="P1">32395;67</text:p>
      <text:p text:style-name="P1">32530;66</text:p>
      <text:p text:style-name="P1">32665;66</text:p>
      <text:p text:style-name="P1">32800;66</text:p>
      <text:p text:style-name="P1">32934;66</text:p>
      <text:p text:style-name="P1">33070;66</text:p>
      <text:p text:style-name="P1">33205;65</text:p>
      <text:p text:style-name="P1">33339;64</text:p>
      <text:p text:style-name="P1">33474;64</text:p>
      <text:p text:style-name="P1">33608;63</text:p>
      <text:p text:style-name="P1">33742;63</text:p>
      <text:p text:style-name="P1">33876;62</text:p>
      <text:p text:style-name="P1">34011;62</text:p>
      <text:p text:style-name="P1">34144;61</text:p>
      <text:p text:style-name="P1">34278;61</text:p>
      <text:p text:style-name="P1">34411;60</text:p>
      <text:p text:style-name="P1">34544;59</text:p>
      <text:p text:style-name="P1">34677;59</text:p>
      <text:p text:style-name="P1">34810;59</text:p>
      <text:p text:style-name="P1">34944;59</text:p>
      <text:p text:style-name="P1">35077;58</text:p>
      <text:p text:style-name="P1">35209;57</text:p>
      <text:p text:style-name="P1">35342;57</text:p>
      <text:p text:style-name="P1">35474;57</text:p>
      <text:p text:style-name="P1">35606;57</text:p>
      <text:p text:style-name="P1">35739;57</text:p>
      <text:p text:style-name="P1">35871;57</text:p>
      <text:p text:style-name="P1">36003;57</text:p>
      <text:p text:style-name="P1">36135;57</text:p>
      <text:p text:style-name="P1">36269;56</text:p>
      <text:p text:style-name="P1">36401;56</text:p>
      <text:p text:style-name="P1">36533;55</text:p>
      <text:p text:style-name="P1">36664;54</text:p>
      <text:p text:style-name="P1">36796;54</text:p>
      <text:p text:style-name="P1">36927;53</text:p>
      <text:p text:style-name="P1">37059;53</text:p>
      <text:p text:style-name="P1">37190;52</text:p>
      <text:p text:style-name="P1">37320;52</text:p>
      <text:p text:style-name="P1">37451;51</text:p>
      <text:p text:style-name="P1">37582;51</text:p>
      <text:p text:style-name="P1">37713;50</text:p>
      <text:p text:style-name="P1">37843;50</text:p>
      <text:p text:style-name="P1">37974;49</text:p>
      <text:p text:style-name="P1">38105;49</text:p>
      <text:p text:style-name="P1">38235;49</text:p>
      <text:p text:style-name="P1"><text:soft-page-break/>38365;49</text:p>
      <text:p text:style-name="P1">38495;49</text:p>
      <text:p text:style-name="P1">38625;49</text:p>
      <text:p text:style-name="P1">38755;49</text:p>
      <text:p text:style-name="P1">38885;49</text:p>
      <text:p text:style-name="P1">39015;49</text:p>
      <text:p text:style-name="P1">39145;49</text:p>
      <text:p text:style-name="P1">39275;49</text:p>
      <text:p text:style-name="P1">39405;49</text:p>
      <text:p text:style-name="P1">39535;49</text:p>
      <text:p text:style-name="P1">39665;49</text:p>
      <text:p text:style-name="P1">39795;49</text:p>
      <text:p text:style-name="P1">39925;49</text:p>
      <text:p text:style-name="P1">40055;49</text:p>
      <text:p text:style-name="P1">40185;49</text:p>
      <text:p text:style-name="P1">40315;49</text:p>
      <text:p text:style-name="P1">40445;49</text:p>
      <text:p text:style-name="P1">40576;49</text:p>
      <text:p text:style-name="P1">40706;49</text:p>
      <text:p text:style-name="P1">40836;49</text:p>
      <text:p text:style-name="P1">40966;49</text:p>
      <text:p text:style-name="P1">41096;49</text:p>
      <text:p text:style-name="P1">41226;49</text:p>
      <text:p text:style-name="P1">41356;49</text:p>
      <text:p text:style-name="P1">41486;49</text:p>
      <text:p text:style-name="P1">41616;47</text:p>
      <text:p text:style-name="P1">41746;46</text:p>
      <text:p text:style-name="P1">41875;46</text:p>
      <text:p text:style-name="P1">42004;46</text:p>
      <text:p text:style-name="P1">42133;45</text:p>
      <text:p text:style-name="P1">42262;46</text:p>
      <text:p text:style-name="P1">42391;46</text:p>
      <text:p text:style-name="P1">42575;-1</text:p>
      <text:p text:style-name="P1">42736;-1</text:p>
      <text:p text:style-name="P1">42940;-1</text:p>
      <text:p text:style-name="P1">43144;-1</text:p>
      <text:p text:style-name="P1">43298;-1</text:p>
      <text:p text:style-name="P1">43508;-1</text:p>
      <text:p text:style-name="P1">43718;125</text:p>
      <text:p text:style-name="P1">43874;127</text:p>
      <text:p text:style-name="P1">44079;-1</text:p>
      <text:p text:style-name="P1">44232;29</text:p>
      <text:p text:style-name="P1">44357;28</text:p>
      <text:p text:style-name="P1">44481;28</text:p>
      <text:p text:style-name="P1">44605;27</text:p>
      <text:p text:style-name="P1">44729;28</text:p>
      <text:p text:style-name="P1">44853;28</text:p>
      <text:p text:style-name="P1">44977;28</text:p>
      <text:p text:style-name="P1">45101;28</text:p>
      <text:p text:style-name="P1">45224;28</text:p>
      <text:p text:style-name="P1">45348;28</text:p>
      <text:p text:style-name="P1">45472;28</text:p>
      <text:p text:style-name="P1"><text:soft-page-break/>45596;28</text:p>
      <text:p text:style-name="P1">45720;28</text:p>
      <text:p text:style-name="P1">45844;28</text:p>
      <text:p text:style-name="P1">45968;28</text:p>
      <text:p text:style-name="P1">46092;28</text:p>
      <text:p text:style-name="P1">46216;28</text:p>
      <text:p text:style-name="P1">46340;28</text:p>
      <text:p text:style-name="P1">46464;28</text:p>
      <text:p text:style-name="P1">46588;28</text:p>
      <text:p text:style-name="P1">46712;27</text:p>
      <text:p text:style-name="P1">46836;28</text:p>
      <text:p text:style-name="P1">46960;27</text:p>
      <text:p text:style-name="P1">47084;29</text:p>
      <text:p text:style-name="P1">47213;-1</text:p>
      <text:p text:style-name="P1">47422;129</text:p>
      <text:p text:style-name="P1">47579;130</text:p>
      <text:p text:style-name="P1">47732;-1</text:p>
      <text:p text:style-name="P1">47940;-1</text:p>
      <text:p text:style-name="P1">48144;-1</text:p>
      <text:p text:style-name="P1">48354;40</text:p>
      <text:p text:style-name="P1">48488;40</text:p>
      <text:p text:style-name="P1">48615;40</text:p>
      <text:p text:style-name="P1">48742;39</text:p>
      <text:p text:style-name="P1">48870;40</text:p>
      <text:p text:style-name="P1">48997;39</text:p>
      <text:p text:style-name="P1">49124;39</text:p>
      <text:p text:style-name="P1">49252;39</text:p>
      <text:p text:style-name="P1">49379;40</text:p>
      <text:p text:style-name="P1">49506;40</text:p>
      <text:p text:style-name="P1">49634;39</text:p>
      <text:p text:style-name="P1">49761;39</text:p>
      <text:p text:style-name="P1">49888;39</text:p>
      <text:p text:style-name="P1">50015;39</text:p>
      <text:p text:style-name="P1">50142;38</text:p>
      <text:p text:style-name="P1">50269;38</text:p>
      <text:p text:style-name="P1">50396;38</text:p>
      <text:p text:style-name="P1">50523;38</text:p>
      <text:p text:style-name="P1">50650;37</text:p>
      <text:p text:style-name="P1">50777;36</text:p>
      <text:p text:style-name="P1">50903;35</text:p>
      <text:p text:style-name="P1">51028;35</text:p>
      <text:p text:style-name="P1">51154;34</text:p>
      <text:p text:style-name="P1">51280;34</text:p>
      <text:p text:style-name="P1">51406;34</text:p>
      <text:p text:style-name="P1">51532;33</text:p>
      <text:p text:style-name="P1">51657;33</text:p>
      <text:p text:style-name="P1">51783;32</text:p>
      <text:p text:style-name="P1">51908;31</text:p>
      <text:p text:style-name="P1">52033;30</text:p>
      <text:p text:style-name="P1">52157;30</text:p>
      <text:p text:style-name="P1">52282;29</text:p>
      <text:p text:style-name="P1">52406;29</text:p>
      <text:p text:style-name="P1"><text:soft-page-break/>52531;29</text:p>
      <text:p text:style-name="P1">52655;28</text:p>
      <text:p text:style-name="P1">52779;28</text:p>
      <text:p text:style-name="P1">52902;28</text:p>
      <text:p text:style-name="P1">53026;28</text:p>
      <text:p text:style-name="P1">53150;27</text:p>
      <text:p text:style-name="P1">53274;25</text:p>
      <text:p text:style-name="P1">53397;25</text:p>
      <text:p text:style-name="P1">53520;24</text:p>
      <text:p text:style-name="P1">53643;24</text:p>
      <text:p text:style-name="P1">53766;24</text:p>
      <text:p text:style-name="P1">53889;23</text:p>
      <text:p text:style-name="P1">54011;23</text:p>
      <text:p text:style-name="P1">54133;22</text:p>
      <text:p text:style-name="P1">54256;22</text:p>
      <text:p text:style-name="P1">54378;22</text:p>
      <text:p text:style-name="P1">54500;22</text:p>
      <text:p text:style-name="P1">54623;21</text:p>
      <text:p text:style-name="P1">54745;20</text:p>
      <text:p text:style-name="P1">54866;20</text:p>
      <text:p text:style-name="P1">54988;19</text:p>
      <text:p text:style-name="P1">55109;18</text:p>
      <text:p text:style-name="P1">55231;17</text:p>
      <text:p text:style-name="P1">55352;16</text:p>
      <text:p text:style-name="P1">55473;15</text:p>
      <text:p text:style-name="P1">55592;14</text:p>
      <text:p text:style-name="P1">55712;13</text:p>
      <text:p text:style-name="P1">55832;12</text:p>
      <text:p text:style-name="P1">55952;12</text:p>
      <text:p text:style-name="P1">56071;11</text:p>
      <text:p text:style-name="P1">56189;10</text:p>
      <text:p text:style-name="P1">56309;10</text:p>
      <text:p text:style-name="P1">56428;10</text:p>
      <text:p text:style-name="P1">56547;10</text:p>
      <text:p text:style-name="P1">56666;10</text:p>
      <text:p text:style-name="P1">56784;10</text:p>
      <text:p text:style-name="P1">56903;10</text:p>
      <text:p text:style-name="P1">57022;10</text:p>
      <text:p text:style-name="P1">57141;9</text:p>
      <text:p text:style-name="P1">57260;9</text:p>
      <text:p text:style-name="P1">57377;9</text:p>
      <text:p text:style-name="P1">57496;8</text:p>
      <text:p text:style-name="P1">57614;8</text:p>
      <text:p text:style-name="P1">57732;7</text:p>
      <text:p text:style-name="P1">57850;8</text:p>
      <text:p text:style-name="P1">57968;8</text:p>
      <text:p text:style-name="P1">58086;8</text:p>
      <text:p text:style-name="P1">58204;8</text:p>
      <text:p text:style-name="P1">58322;7</text:p>
      <text:p text:style-name="P1">58440;7</text:p>
      <text:p text:style-name="P1">58558;7</text:p>
      <text:p text:style-name="P1">58676;7</text:p>
      <text:p text:style-name="P1"><text:soft-page-break/>58793;7</text:p>
      <text:p text:style-name="P1">58911;6</text:p>
      <text:p text:style-name="P1">59029;6</text:p>
      <text:p text:style-name="P1">59147;7</text:p>
      <text:p text:style-name="P1">59265;7</text:p>
      <text:p text:style-name="P1">59382;6</text:p>
      <text:p text:style-name="P1">59500;6</text:p>
      <text:p text:style-name="P1">59618;7</text:p>
      <text:p text:style-name="P1">59736;7</text:p>
      <text:p text:style-name="P1">59853;7</text:p>
      <text:p text:style-name="P1">59971;7</text:p>
      <text:p text:style-name="P1">60090;6</text:p>
      <text:p text:style-name="P1">60208;7</text:p>
      <text:p text:style-name="P1">60325;7</text:p>
      <text:p text:style-name="P1">60443;7</text:p>
      <text:p text:style-name="P1">60561;7</text:p>
      <text:p text:style-name="P1">60679;6</text:p>
      <text:p text:style-name="P1">60796;6</text:p>
      <text:p text:style-name="P1">60914;6</text:p>
      <text:p text:style-name="P1">61032;6</text:p>
      <text:p text:style-name="P1">61150;6</text:p>
      <text:p text:style-name="P1">61266;6</text:p>
      <text:p text:style-name="P1">61384;5</text:p>
      <text:p text:style-name="P1">61502;5</text:p>
      <text:p text:style-name="P1">61619;5</text:p>
      <text:p text:style-name="P1">61736;5</text:p>
      <text:p text:style-name="P1">61853;5</text:p>
      <text:p text:style-name="P1">61970;5</text:p>
      <text:p text:style-name="P1">62088;4</text:p>
      <text:p text:style-name="P1">62204;5</text:p>
      <text:p text:style-name="P1">62321;5</text:p>
      <text:p text:style-name="P1">62439;5</text:p>
      <text:p text:style-name="P1">62556;5</text:p>
      <text:p text:style-name="P1">62672;5</text:p>
      <text:p text:style-name="P1">62790;5</text:p>
      <text:p text:style-name="P1">62907;5</text:p>
      <text:p text:style-name="P1">63024;5</text:p>
      <text:p text:style-name="P1">63141;5</text:p>
      <text:p text:style-name="P1">63258;5</text:p>
      <text:p text:style-name="P1">63376;5</text:p>
      <text:p text:style-name="P1">63493;5</text:p>
      <text:p text:style-name="P1">63609;5</text:p>
      <text:p text:style-name="P1">63727;5</text:p>
      <text:p text:style-name="P1">63844;5</text:p>
      <text:p text:style-name="P1">63961;5</text:p>
      <text:p text:style-name="P1">64078;5</text:p>
      <text:p text:style-name="P1">64195;5</text:p>
      <text:p text:style-name="P1">64312;5</text:p>
      <text:p text:style-name="P1">64430;5</text:p>
      <text:p text:style-name="P1">64546;5</text:p>
      <text:p text:style-name="P1">64664;5</text:p>
      <text:p text:style-name="P1">64781;5</text:p>
      <text:p text:style-name="P1"><text:soft-page-break/>64898;5</text:p>
      <text:p text:style-name="P1">65015;5</text:p>
      <text:p text:style-name="P1">65132;4</text:p>
      <text:p text:style-name="P1">65249;5</text:p>
      <text:p text:style-name="P1">65367;5</text:p>
      <text:p text:style-name="P1">65483;5</text:p>
      <text:p text:style-name="P1">65600;5</text:p>
      <text:p text:style-name="P1">65718;5</text:p>
      <text:p text:style-name="P1">65835;5</text:p>
      <text:p text:style-name="P1">65951;5</text:p>
      <text:p text:style-name="P1">66069;5</text:p>
      <text:p text:style-name="P1">66186;5</text:p>
      <text:p text:style-name="P1">66302;5</text:p>
      <text:p text:style-name="P1">66420;5</text:p>
      <text:p text:style-name="P1">66537;5</text:p>
      <text:p text:style-name="P1">66655;5</text:p>
      <text:p text:style-name="P1">66771;5</text:p>
      <text:p text:style-name="P1">66888;5</text:p>
      <text:p text:style-name="P1">67006;5</text:p>
      <text:p text:style-name="P1">67123;5</text:p>
      <text:p text:style-name="P1">67239;5</text:p>
      <text:p text:style-name="P1">67357;5</text:p>
      <text:p text:style-name="P1">67474;5</text:p>
      <text:p text:style-name="P1">67591;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36:28.851321891</meta:creation-date>
    <dc:date>2018-06-22T20:36:49.636567695</dc:date>
    <meta:editing-duration>PT21S</meta:editing-duration>
    <meta:editing-cycles>1</meta:editing-cycles>
    <meta:document-statistic meta:table-count="0" meta:image-count="0" meta:object-count="0" meta:page-count="10" meta:paragraph-count="492" meta:word-count="492" meta:character-count="3889" meta:non-whitespace-character-count="3888"/>
    <meta:generator>LibreOffice/5.1.6.2$Linux_X86_64 LibreOffice_project/10m0$Build-2</meta:generator>
  </office:meta>
</office:document-meta>
</file>